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27b7" officeooo:paragraph-rsid="001627b7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627b7" officeooo:paragraph-rsid="001627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todología ágil y en cascada</text:p>
      <text:p text:style-name="P1"/>
      <text:p text:style-name="P1">La metodología agile es eficiente y flexible con suficiente ambigüedad para hacer cambios en un proyecto sin importar que avanzado esté. Su enfoque de trabajo está basado en la satisfacción del cliente, busca repartir el trabajo y las diferentes tareas del proyecto de forma flexible. </text:p>
      <text:p text:style-name="P1"/>
      <text:p text:style-name="P1">La metodología en cascada es nítida y estructurada, define cada paso de principio a fin. Es una de las <text:s/>formas tradicionales de desarrollar proyectos, siguiendo diferentes secuencias. Se empieza con la fase de análisis y diseño del proyecto, seguido por la implementación, el testeo y la puesta en funcionamiento.</text:p>
      <text:p text:style-name="P1"/>
      <text:p text:style-name="P1">La elección de una metodología u otra, dependerá de tu equipo y tu proyec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08:50:18.531000000</meta:creation-date>
    <dc:date>2022-09-29T09:11:31.913000000</dc:date>
    <meta:editing-duration>PT21M13S</meta:editing-duration>
    <meta:editing-cycles>1</meta:editing-cycles>
    <meta:document-statistic meta:table-count="0" meta:image-count="0" meta:object-count="0" meta:page-count="1" meta:paragraph-count="4" meta:word-count="113" meta:character-count="703" meta:non-whitespace-character-count="592"/>
    <meta:generator>LibreOffice/7.4.1.2$Windows_X86_64 LibreOffice_project/3c58a8f3a960df8bc8fd77b461821e42c061c5f0</meta:generator>
  </office:meta>
</office:document-meta>
</file>